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style:font-name="Liberation Serif" fo:font-size="14pt" fo:language="fr" fo:country="FR" officeooo:rsid="000803e7" officeooo:paragraph-rsid="000d3860" style:font-name-asian="Noto Sans CJK SC" style:font-size-asian="14pt" style:font-name-complex="Lohit Devanagari" style:font-size-complex="14pt"/>
    </style:style>
    <style:style style:name="P2" style:family="paragraph" style:parent-style-name="Subtitle">
      <style:text-properties style:font-name="Liberation Serif" fo:font-size="14pt" fo:language="fr" fo:country="FR" officeooo:paragraph-rsid="000d3860" style:font-size-asian="14pt" style:font-size-complex="14pt"/>
    </style:style>
    <style:style style:name="P3" style:family="paragraph" style:parent-style-name="Subtitle">
      <style:text-properties style:font-name="Liberation Serif" fo:font-size="14pt" fo:language="fr" fo:country="FR" officeooo:rsid="0013857d" officeooo:paragraph-rsid="0013857d" style:font-size-asian="14pt" style:font-size-complex="14pt"/>
    </style:style>
    <style:style style:name="P4" style:family="paragraph" style:parent-style-name="Subtitle">
      <style:text-properties style:font-name="Liberation Serif" fo:font-size="14pt" fo:language="fr" fo:country="FR" fo:font-weight="normal" officeooo:rsid="0013857d" officeooo:paragraph-rsid="001b0e20" style:font-name-asian="Noto Sans CJK SC" style:font-size-asian="14pt" style:font-weight-asian="normal" style:font-name-complex="Lohit Devanagari" style:font-size-complex="14pt" style:font-weight-complex="normal"/>
    </style:style>
    <style:style style:name="P5" style:family="paragraph" style:parent-style-name="Subtitle">
      <style:text-properties officeooo:paragraph-rsid="000e5ab2"/>
    </style:style>
    <style:style style:name="P6" style:family="paragraph" style:parent-style-name="Text_20_body">
      <style:text-properties style:font-name="Liberation Serif" fo:font-size="28pt" fo:language="fr" fo:country="FR" fo:font-weight="bold" officeooo:rsid="000803e7" officeooo:paragraph-rsid="000d3860" style:font-name-asian="Noto Sans CJK SC" style:font-size-asian="28pt" style:font-weight-asian="bold" style:font-name-complex="Lohit Devanagari" style:font-size-complex="28pt" style:font-weight-complex="bold"/>
    </style:style>
    <style:style style:name="P7" style:family="paragraph" style:parent-style-name="Text_20_body">
      <style:text-properties style:font-name="Liberation Serif" fo:language="fr" fo:country="FR" officeooo:paragraph-rsid="000d3860"/>
    </style:style>
    <style:style style:name="P8" style:family="paragraph" style:parent-style-name="Text_20_body">
      <style:text-properties style:font-name="Liberation Serif" fo:font-size="14pt" fo:language="fr" fo:country="FR" officeooo:rsid="000803e7" officeooo:paragraph-rsid="000d3860" style:font-name-asian="Noto Sans CJK SC" style:font-size-asian="14pt" style:font-name-complex="Lohit Devanagari" style:font-size-complex="14pt"/>
    </style:style>
    <style:style style:name="P9" style:family="paragraph" style:parent-style-name="Text_20_body">
      <style:paragraph-properties fo:text-align="center" style:justify-single-word="false"/>
      <style:text-properties style:font-name="Liberation Serif" fo:font-size="14pt" fo:language="fr" fo:country="FR" officeooo:rsid="0009f105" officeooo:paragraph-rsid="000d3860" style:font-name-asian="Noto Sans CJK SC" style:font-size-asian="14pt" style:font-name-complex="Lohit Devanagari" style:font-size-complex="14pt"/>
    </style:style>
    <style:style style:name="P10" style:family="paragraph" style:parent-style-name="Text_20_body">
      <style:paragraph-properties fo:text-align="justify" style:justify-single-word="false"/>
      <style:text-properties style:font-name="Liberation Serif" fo:font-size="12pt" fo:language="fr" fo:country="FR" fo:font-weight="normal" officeooo:rsid="003289d2" officeooo:paragraph-rsid="0031c3a7" style:font-name-asian="Noto Sans CJK SC" style:font-size-asian="12pt" style:font-weight-asian="normal" style:font-name-complex="Lohit Devanagari" style:font-size-complex="12pt" style:font-weight-complex="normal"/>
    </style:style>
    <style:style style:name="P11" style:family="paragraph" style:parent-style-name="Text_20_body">
      <style:paragraph-properties fo:text-align="start" style:justify-single-word="false"/>
      <style:text-properties fo:color="#000000" style:font-name="MathJax_Main" fo:font-size="14pt" fo:language="fr" fo:country="FR" officeooo:rsid="0012c897" officeooo:paragraph-rsid="000d3860" style:font-name-asian="Noto Sans CJK SC" style:font-size-asian="14pt" style:font-name-complex="Lohit Devanagari" style:font-size-complex="14pt"/>
    </style:style>
    <style:style style:name="P12" style:family="paragraph" style:parent-style-name="Text_20_body">
      <style:paragraph-properties fo:text-align="justify" style:justify-single-word="false"/>
      <style:text-properties fo:color="#000000" style:font-name="Liberation Serif" fo:font-size="12pt" fo:language="fr" fo:country="FR" officeooo:rsid="003ee7f9" officeooo:paragraph-rsid="003fa78d" style:font-size-asian="12pt" style:font-size-complex="12pt"/>
    </style:style>
    <style:style style:name="P13" style:family="paragraph" style:parent-style-name="Text_20_body">
      <style:paragraph-properties fo:text-align="justify" style:justify-single-word="false"/>
      <style:text-properties fo:color="#000000" style:font-name="Liberation Serif" fo:font-size="12pt" fo:language="fr" fo:country="FR" officeooo:rsid="00415d45" officeooo:paragraph-rsid="00415d45" style:font-size-asian="12pt" style:font-size-complex="12pt"/>
    </style:style>
    <style:style style:name="P14" style:family="paragraph" style:parent-style-name="Text_20_body">
      <style:paragraph-properties fo:text-align="justify" style:justify-single-word="false"/>
      <style:text-properties fo:color="#000000" style:font-name="Liberation Serif" fo:font-size="12pt" fo:language="fr" fo:country="FR" officeooo:rsid="00437d88" officeooo:paragraph-rsid="003fa78d" style:font-size-asian="12pt" style:font-size-complex="12pt"/>
    </style:style>
    <style:style style:name="P15" style:family="paragraph" style:parent-style-name="Text_20_body">
      <style:paragraph-properties fo:text-align="justify" style:justify-single-word="false"/>
      <style:text-properties fo:color="#000000" style:font-name="Liberation Serif" fo:font-size="12pt" fo:language="fr" fo:country="FR" officeooo:rsid="0049a1a0" officeooo:paragraph-rsid="0049a1a0" style:font-size-asian="12pt" style:font-size-complex="12pt"/>
    </style:style>
    <style:style style:name="P16" style:family="paragraph" style:parent-style-name="Text_20_body">
      <style:paragraph-properties fo:text-align="justify" style:justify-single-word="false"/>
      <style:text-properties officeooo:paragraph-rsid="002884b8"/>
    </style:style>
    <style:style style:name="P17" style:family="paragraph" style:parent-style-name="Text_20_body">
      <style:paragraph-properties fo:text-align="justify" style:justify-single-word="false"/>
      <style:text-properties officeooo:paragraph-rsid="002ed420"/>
    </style:style>
    <style:style style:name="P18" style:family="paragraph" style:parent-style-name="Text_20_body">
      <style:paragraph-properties fo:text-align="justify" style:justify-single-word="false"/>
      <style:text-properties officeooo:paragraph-rsid="003fa78d"/>
    </style:style>
    <style:style style:name="P19" style:family="paragraph" style:parent-style-name="Text_20_body">
      <style:paragraph-properties fo:text-align="justify" style:justify-single-word="false"/>
      <style:text-properties officeooo:paragraph-rsid="00415d45"/>
    </style:style>
    <style:style style:name="P20" style:family="paragraph" style:parent-style-name="Text_20_body">
      <style:paragraph-properties fo:text-align="justify" style:justify-single-word="false"/>
      <style:text-properties officeooo:paragraph-rsid="004848a9"/>
    </style:style>
    <style:style style:name="P21" style:family="paragraph" style:parent-style-name="Text_20_body">
      <style:paragraph-properties fo:text-align="justify" style:justify-single-word="false"/>
      <style:text-properties officeooo:paragraph-rsid="0049a1a0"/>
    </style:style>
    <style:style style:name="P22" style:family="paragraph" style:parent-style-name="Text_20_body">
      <style:paragraph-properties fo:text-align="justify" style:justify-single-word="false"/>
      <style:text-properties officeooo:rsid="003fa78d" officeooo:paragraph-rsid="003fa78d"/>
    </style:style>
    <style:style style:name="P23" style:family="paragraph" style:parent-style-name="Text_20_body">
      <style:paragraph-properties fo:text-align="justify" style:justify-single-word="false"/>
      <style:text-properties officeooo:rsid="0044d87e" officeooo:paragraph-rsid="0044d87e"/>
    </style:style>
    <style:style style:name="P24" style:family="paragraph" style:parent-style-name="Title">
      <style:text-properties style:font-name="Liberation Serif" fo:font-size="28pt" fo:language="fr" fo:country="FR" fo:font-weight="bold" officeooo:rsid="000803e7" officeooo:paragraph-rsid="000d3860" style:font-name-asian="Noto Sans CJK SC" style:font-size-asian="28pt" style:font-weight-asian="bold" style:font-name-complex="Lohit Devanagari" style:font-size-complex="28pt" style:font-weight-complex="bold"/>
    </style:style>
    <style:style style:name="P25" style:family="paragraph" style:parent-style-name="Title">
      <style:text-properties style:font-name="Liberation Serif" fo:font-size="28pt" fo:language="fr" fo:country="FR" fo:font-weight="bold" officeooo:rsid="00122d26" officeooo:paragraph-rsid="00122d26" style:font-name-asian="Noto Sans CJK SC" style:font-size-asian="28pt" style:font-weight-asian="bold" style:font-name-complex="Lohit Devanagari" style:font-size-complex="28pt" style:font-weight-complex="bold"/>
    </style:style>
    <style:style style:name="P26" style:family="paragraph" style:parent-style-name="Heading_20_2">
      <style:text-properties fo:language="fr" fo:country="FR" officeooo:paragraph-rsid="000d3860"/>
    </style:style>
    <style:style style:name="P27" style:family="paragraph" style:parent-style-name="Heading_20_2">
      <style:text-properties style:font-name="Liberation Serif" fo:font-size="16.1000003814697pt" fo:language="fr" fo:country="FR" fo:font-weight="bold" officeooo:rsid="004bfbb4" officeooo:paragraph-rsid="004bfbb4" style:font-name-asian="Noto Sans CJK SC" style:font-size-asian="16.1000003814697pt" style:font-weight-asian="bold" style:font-name-complex="Lohit Devanagari" style:font-size-complex="16.1000003814697pt" style:font-weight-complex="bold"/>
    </style:style>
    <style:style style:name="P28" style:family="paragraph" style:parent-style-name="Heading_20_5">
      <style:text-properties officeooo:paragraph-rsid="000d3860"/>
    </style:style>
    <style:style style:name="P29" style:family="paragraph" style:parent-style-name="Text_20_body">
      <style:paragraph-properties fo:text-align="justify" style:justify-single-word="false"/>
      <style:text-properties officeooo:paragraph-rsid="0049a1a0"/>
    </style:style>
    <style:style style:name="P30" style:family="paragraph" style:parent-style-name="Text_20_body">
      <style:paragraph-properties fo:text-align="justify" style:justify-single-word="false"/>
      <style:text-properties officeooo:paragraph-rsid="004f35ca"/>
    </style:style>
    <style:style style:name="P31" style:family="paragraph" style:parent-style-name="Text_20_body">
      <style:paragraph-properties fo:text-align="justify" style:justify-single-word="false"/>
      <style:text-properties officeooo:paragraph-rsid="0050201f"/>
    </style:style>
    <style:style style:name="P32" style:family="paragraph" style:parent-style-name="Text_20_body">
      <style:paragraph-properties fo:text-align="justify" style:justify-single-word="false"/>
      <style:text-properties officeooo:rsid="002c3eb5" officeooo:paragraph-rsid="004f35ca"/>
    </style:style>
    <style:style style:name="P33" style:family="paragraph" style:parent-style-name="Text_20_body">
      <style:paragraph-properties fo:text-align="justify" style:justify-single-word="false"/>
      <style:text-properties officeooo:rsid="0050201f" officeooo:paragraph-rsid="0050201f"/>
    </style:style>
    <style:style style:name="P34" style:family="paragraph" style:parent-style-name="Text_20_body">
      <style:text-properties style:font-name="Liberation Serif" fo:font-size="12pt" fo:language="fr" fo:country="FR" fo:font-weight="normal" officeooo:rsid="0050201f" officeooo:paragraph-rsid="0050201f" style:font-name-asian="Noto Sans CJK SC" style:font-size-asian="12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style:font-name="Liberation Serif" fo:font-size="12pt" fo:language="fr" fo:country="FR" fo:font-weight="normal" officeooo:rsid="0050201f" officeooo:paragraph-rsid="0050201f" style:font-name-asian="Noto Sans CJK SC" style:font-size-asian="12pt" style:font-weight-asian="normal" style:font-name-complex="Lohit Devanagari" style:font-size-complex="12pt" style:font-weight-complex="normal"/>
    </style:style>
    <style:style style:name="T1" style:family="text">
      <style:text-properties style:font-name="Liberation Serif"/>
    </style:style>
    <style:style style:name="T2" style:family="text">
      <style:text-properties style:font-name="Liberation Serif" fo:language="fr" fo:country="FR"/>
    </style:style>
    <style:style style:name="T3" style:family="text">
      <style:text-properties style:font-name="Liberation Serif" fo:language="fr" fo:country="FR" officeooo:rsid="00178c3b"/>
    </style:style>
    <style:style style:name="T4" style:family="text">
      <style:text-properties style:font-name="Liberation Serif" fo:language="fr" fo:country="FR" officeooo:rsid="002701f8"/>
    </style:style>
    <style:style style:name="T5" style:family="text">
      <style:text-properties style:font-name="Liberation Serif" fo:language="fr" fo:country="FR" officeooo:rsid="0018aeae"/>
    </style:style>
    <style:style style:name="T6" style:family="text">
      <style:text-properties style:font-name="Liberation Serif" fo:language="fr" fo:country="FR" officeooo:rsid="002884b8"/>
    </style:style>
    <style:style style:name="T7" style:family="text">
      <style:text-properties style:font-name="Liberation Serif" fo:language="fr" fo:country="FR" officeooo:rsid="003ee7f9"/>
    </style:style>
    <style:style style:name="T8" style:family="text">
      <style:text-properties style:font-name="Liberation Serif" fo:language="fr" fo:country="FR" officeooo:rsid="003fa78d"/>
    </style:style>
    <style:style style:name="T9" style:family="text">
      <style:text-properties style:font-name="Liberation Serif" fo:language="fr" fo:country="FR" officeooo:rsid="0050201f"/>
    </style:style>
    <style:style style:name="T10" style:family="text">
      <style:text-properties style:font-name="Liberation Serif" fo:font-size="18pt" fo:language="fr" fo:country="FR" officeooo:rsid="000e5ab2" style:font-name-asian="Noto Sans CJK SC" style:font-size-asian="18pt" style:font-name-complex="Lohit Devanagari" style:font-size-complex="18pt"/>
    </style:style>
    <style:style style:name="T11" style:family="text">
      <style:text-properties style:font-name="Liberation Serif" fo:font-size="18pt" fo:language="fr" fo:country="FR" officeooo:rsid="003cbeba" style:font-name-asian="Noto Sans CJK SC" style:font-size-asian="18pt" style:font-name-complex="Lohit Devanagari" style:font-size-complex="18pt"/>
    </style:style>
    <style:style style:name="T12" style:family="text">
      <style:text-properties style:font-name="Liberation Serif" officeooo:rsid="0015cda2"/>
    </style:style>
    <style:style style:name="T13" style:family="text">
      <style:text-properties style:font-name="Liberation Serif" fo:font-size="11.8999996185303pt" fo:language="fr" fo:country="FR" fo:font-weight="bold" officeooo:rsid="00178c3b" style:font-name-asian="Noto Sans CJK SC" style:font-size-asian="11.8999996185303pt" style:font-weight-asian="bold" style:font-name-complex="Lohit Devanagari" style:font-size-complex="11.8999996185303pt" style:font-weight-complex="bold"/>
    </style:style>
    <style:style style:name="T14" style:family="text">
      <style:text-properties style:font-name="Liberation Serif" fo:font-size="11.8999996185303pt" fo:language="fr" fo:country="FR" fo:font-weight="bold" officeooo:rsid="0031c3a7" style:font-name-asian="Noto Sans CJK SC" style:font-size-asian="11.8999996185303pt" style:font-weight-asian="bold" style:font-name-complex="Lohit Devanagari" style:font-size-complex="11.8999996185303pt" style:font-weight-complex="bold"/>
    </style:style>
    <style:style style:name="T15" style:family="text">
      <style:text-properties style:font-name="Liberation Serif" fo:font-size="11.8999996185303pt" fo:language="fr" fo:country="FR" fo:font-weight="bold" officeooo:rsid="004bfbb4" style:font-name-asian="Noto Sans CJK SC" style:font-size-asian="11.8999996185303pt" style:font-weight-asian="bold" style:font-name-complex="Lohit Devanagari" style:font-size-complex="11.8999996185303pt" style:font-weight-complex="bold"/>
    </style:style>
    <style:style style:name="T16" style:family="text">
      <style:text-properties style:font-name="Liberation Serif" fo:font-size="12pt" fo:language="fr" fo:country="FR" style:font-size-asian="12pt" style:font-size-complex="12pt"/>
    </style:style>
    <style:style style:name="T17" style:family="text">
      <style:text-properties style:font-name="Liberation Serif" fo:font-size="12pt" fo:language="fr" fo:country="FR" officeooo:rsid="002884b8" style:font-size-asian="12pt" style:font-size-complex="12pt"/>
    </style:style>
    <style:style style:name="T18" style:family="text">
      <style:text-properties style:font-name="Liberation Serif" fo:font-size="12pt" fo:language="fr" fo:country="FR" officeooo:rsid="003ee7f9" style:font-size-asian="12pt" style:font-size-complex="12pt"/>
    </style:style>
    <style:style style:name="T19" style:family="text">
      <style:text-properties style:font-name="Liberation Serif" fo:font-size="12pt" fo:language="fr" fo:country="FR" officeooo:rsid="0050201f" style:font-size-asian="12pt" style:font-size-complex="12pt"/>
    </style:style>
    <style:style style:name="T20" style:family="text">
      <style:text-properties style:font-name="Liberation Serif" officeooo:rsid="003dbf8b"/>
    </style:style>
    <style:style style:name="T21" style:family="text">
      <style:text-properties style:font-name="Liberation Serif" fo:font-size="10.5pt" fo:language="fr" fo:country="FR" officeooo:rsid="0050201f" style:font-size-asian="10.5pt" style:font-size-complex="10.5pt"/>
    </style:style>
    <style:style style:name="T22" style:family="text">
      <style:text-properties officeooo:rsid="001a83e8"/>
    </style:style>
    <style:style style:name="T23" style:family="text">
      <style:text-properties officeooo:rsid="001b0e20"/>
    </style:style>
    <style:style style:name="T24" style:family="text">
      <style:text-properties style:font-name="Noto Mono" fo:font-size="10.5pt" fo:language="fr" fo:country="FR" officeooo:rsid="002701f8" style:font-size-asian="10.5pt" style:font-size-complex="10.5pt"/>
    </style:style>
    <style:style style:name="T25" style:family="text">
      <style:text-properties fo:color="#666666" style:font-name="Noto Mono" fo:font-size="10.5pt" fo:language="fr" fo:country="FR" officeooo:rsid="002884b8" style:font-size-asian="10.5pt" style:font-size-complex="10.5pt"/>
    </style:style>
    <style:style style:name="T26" style:family="text">
      <style:text-properties fo:color="#666666" style:font-name="Noto Mono" fo:font-size="10.5pt" fo:language="fr" fo:country="FR" officeooo:rsid="002ed420" style:font-size-asian="10.5pt" style:font-size-complex="10.5pt"/>
    </style:style>
    <style:style style:name="T27" style:family="text">
      <style:text-properties fo:color="#666666" style:font-name="Noto Mono" fo:font-size="10.5pt" fo:language="fr" fo:country="FR" officeooo:rsid="002701f8" style:font-size-asian="10.5pt" style:font-size-complex="10.5pt"/>
    </style:style>
    <style:style style:name="T28" style:family="text">
      <style:text-properties fo:color="#666666" style:font-name="Noto Mono" fo:font-size="10.5pt" fo:language="fr" fo:country="FR" officeooo:rsid="003ee7f9" style:font-size-asian="10.5pt" style:font-size-complex="10.5pt"/>
    </style:style>
    <style:style style:name="T29" style:family="text">
      <style:text-properties fo:color="#666666" style:font-name="Noto Mono" fo:font-size="10.5pt" fo:language="fr" fo:country="FR" officeooo:rsid="003fa78d" style:font-size-asian="10.5pt" style:font-size-complex="10.5pt"/>
    </style:style>
    <style:style style:name="T30" style:family="text">
      <style:text-properties fo:color="#666666" style:font-name="Noto Mono" fo:font-size="10.5pt" style:font-size-asian="10.5pt" style:font-size-complex="10.5pt"/>
    </style:style>
    <style:style style:name="T31" style:family="text">
      <style:text-properties fo:color="#666666" style:font-name="Noto Mono" fo:font-size="10.5pt" officeooo:rsid="0050b115" style:font-size-asian="10.5pt" style:font-size-complex="10.5pt"/>
    </style:style>
    <style:style style:name="T32" style:family="text">
      <style:text-properties fo:color="#666666" style:font-name="Noto Mono" fo:font-size="10.5pt" fo:language="fr" fo:country="FR" officeooo:rsid="0050201f" style:font-size-asian="10.5pt" style:font-size-complex="10.5pt"/>
    </style:style>
    <style:style style:name="T33" style:family="text">
      <style:text-properties fo:color="#000000" style:font-name="Liberation Serif" fo:font-size="12pt" fo:language="fr" fo:country="FR" style:font-size-asian="12pt" style:font-size-complex="12pt"/>
    </style:style>
    <style:style style:name="T34" style:family="text">
      <style:text-properties fo:color="#000000" style:font-name="Liberation Serif" fo:font-size="12pt" fo:language="fr" fo:country="FR" officeooo:rsid="002701f8" style:font-size-asian="12pt" style:font-size-complex="12pt"/>
    </style:style>
    <style:style style:name="T35" style:family="text">
      <style:text-properties fo:color="#000000" style:font-name="Liberation Serif" fo:font-size="12pt" fo:language="fr" fo:country="FR" officeooo:rsid="003ee7f9" style:font-size-asian="12pt" style:font-size-complex="12pt"/>
    </style:style>
    <style:style style:name="T36" style:family="text">
      <style:text-properties fo:color="#000000" style:font-name="Liberation Serif" fo:font-size="12pt" fo:language="fr" fo:country="FR" officeooo:rsid="003fa78d" style:font-size-asian="12pt" style:font-size-complex="12pt"/>
    </style:style>
    <style:style style:name="T37" style:family="text">
      <style:text-properties fo:color="#000000" style:font-name="Liberation Serif" fo:font-size="12pt" fo:language="fr" fo:country="FR" officeooo:rsid="00437d88" style:font-size-asian="12pt" style:font-size-complex="12pt"/>
    </style:style>
    <style:style style:name="T38" style:family="text">
      <style:text-properties fo:color="#000000" style:font-name="Liberation Serif" fo:font-size="12pt" fo:language="fr" fo:country="FR" officeooo:rsid="0044d87e" style:font-size-asian="12pt" style:font-size-complex="12pt"/>
    </style:style>
    <style:style style:name="T39" style:family="text">
      <style:text-properties fo:color="#000000" style:font-name="Liberation Serif" fo:font-size="12pt" fo:language="fr" fo:country="FR" officeooo:rsid="0045ed59" style:font-size-asian="12pt" style:font-size-complex="12pt"/>
    </style:style>
    <style:style style:name="T40" style:family="text">
      <style:text-properties fo:color="#000000" style:font-name="Liberation Serif" fo:font-size="12pt" fo:language="fr" fo:country="FR" officeooo:rsid="0047e559" style:font-size-asian="12pt" style:font-size-complex="12pt"/>
    </style:style>
    <style:style style:name="T41" style:family="text">
      <style:text-properties fo:color="#000000" style:font-name="Liberation Serif" fo:font-size="12pt" fo:language="fr" fo:country="FR" officeooo:rsid="004848a9" style:font-size-asian="12pt" style:font-size-complex="12pt"/>
    </style:style>
    <style:style style:name="T42" style:family="text">
      <style:text-properties fo:color="#000000" style:font-name="Liberation Serif" fo:font-size="12pt" fo:language="fr" fo:country="FR" officeooo:rsid="00493faa" style:font-size-asian="12pt" style:font-size-complex="12pt"/>
    </style:style>
    <style:style style:name="T43" style:family="text">
      <style:text-properties fo:color="#000000" style:font-name="Liberation Serif" fo:font-size="12pt" fo:language="fr" fo:country="FR" officeooo:rsid="0049a1a0" style:font-size-asian="12pt" style:font-size-complex="12pt"/>
    </style:style>
    <style:style style:name="T44" style:family="text">
      <style:text-properties fo:color="#000000" style:font-name="Liberation Serif" fo:font-size="12pt" fo:language="fr" fo:country="FR" officeooo:rsid="00415d45" style:font-size-asian="12pt" style:font-size-complex="12pt"/>
    </style:style>
    <style:style style:name="T45" style:family="text">
      <style:text-properties fo:color="#000000" style:font-name="Liberation Serif" fo:font-size="12pt" fo:language="fr" fo:country="FR" officeooo:rsid="004dab96" style:font-size-asian="12pt" style:font-size-complex="12pt"/>
    </style:style>
    <style:style style:name="T46" style:family="text">
      <style:text-properties fo:color="#808080" style:font-name="Noto Mono" fo:font-size="10.5pt" fo:language="fr" fo:country="FR" style:font-size-asian="10.5pt" style:font-size-complex="10.5pt"/>
    </style:style>
    <style:style style:name="T47" style:family="text">
      <style:text-properties fo:color="#808080" style:font-name="Noto Mono" fo:font-size="10.5pt" fo:language="fr" fo:country="FR" officeooo:rsid="003fa78d" style:font-size-asian="10.5pt" style:font-size-complex="10.5pt"/>
    </style:style>
    <style:style style:name="T48" style:family="text">
      <style:text-properties fo:color="#808080" style:font-name="Noto Mono" fo:font-size="10.5pt" fo:language="fr" fo:country="FR" officeooo:rsid="004848a9" style:font-size-asian="10.5pt" style:font-size-complex="10.5pt"/>
    </style:style>
    <style:style style:name="T49" style:family="text">
      <style:text-properties fo:color="#808080" style:font-name="Noto Mono" fo:font-size="10.5pt" fo:language="fr" fo:country="FR" officeooo:rsid="0044d87e" style:font-size-asian="10.5pt" style:font-size-complex="10.5pt"/>
    </style:style>
    <style:style style:name="T50" style:family="text">
      <style:text-properties fo:color="#808080" style:font-name="Noto Mono" fo:font-size="10.5pt" fo:language="fr" fo:country="FR" officeooo:rsid="0049a1a0" style:font-size-asian="10.5pt" style:font-size-complex="10.5pt"/>
    </style:style>
    <style:style style:name="T51" style:family="text">
      <style:text-properties fo:color="#808080" style:font-name="Noto Mono" fo:font-size="10.5pt" style:font-size-asian="10.5pt" style:font-size-complex="10.5pt"/>
    </style:style>
    <style:style style:name="T52" style:family="text">
      <style:text-properties fo:color="#808080" style:font-name="Noto Mono" fo:font-size="10.5pt" officeooo:rsid="0050b115" style:font-size-asian="10.5pt" style:font-size-complex="10.5pt"/>
    </style:style>
    <style:style style:name="T53" style:family="text">
      <style:text-properties fo:color="#808080" style:font-name="Noto Mono" fo:font-size="10.5pt" fo:language="fr" fo:country="FR" officeooo:rsid="0050201f" style:font-size-asian="10.5pt" style:font-size-complex="10.5pt"/>
    </style:style>
    <style:style style:name="T54" style:family="text">
      <style:text-properties officeooo:rsid="0050b115"/>
    </style:style>
    <style:style style:name="T55" style:family="text">
      <style:text-properties fo:font-size="10.5pt" style:font-size-asian="10.5pt" style:font-size-complex="10.5pt"/>
    </style:style>
    <style:style style:name="T56" style:family="text">
      <style:text-properties fo:font-size="10.5pt" officeooo:rsid="0050b115" style:font-size-asian="10.5pt" style:font-size-complex="10.5pt"/>
    </style:style>
    <style:style style:name="T57" style:family="text">
      <style:text-properties style:font-name="Noto Mono" fo:font-size="10.5pt" style:font-size-asian="10.5pt" style:font-size-complex="10.5pt"/>
    </style:style>
    <style:style style:name="T58" style:family="text">
      <style:text-properties style:font-name="Noto Mono" fo:font-size="10.5pt" officeooo:rsid="0050b115" style:font-size-asian="10.5pt" style:font-size-complex="10.5pt"/>
    </style:style>
    <style:style style:name="T59" style:family="text">
      <style:text-properties style:font-name="Noto Mono" fo:font-size="10.5pt" fo:language="fr" fo:country="FR" officeooo:rsid="0050201f" style:font-size-asian="10.5pt" style:font-size-complex="10.5pt"/>
    </style:style>
    <style:style style:name="T60" style:family="text">
      <style:text-properties fo:color="#999999" style:font-name="Noto Mono" fo:font-size="10.5pt" style:font-size-asian="10.5pt" style:font-size-complex="10.5pt"/>
    </style:style>
    <style:style style:name="T61" style:family="text">
      <style:text-properties fo:color="#999999" style:font-name="Noto Mono" fo:font-size="10.5pt" officeooo:rsid="0050b115" style:font-size-asian="10.5pt" style:font-size-complex="10.5pt"/>
    </style:style>
    <style:style style:name="T62" style:family="text">
      <style:text-properties fo:color="#999999" style:font-name="Noto Mono" fo:font-size="10.5pt" fo:language="fr" fo:country="FR" officeooo:rsid="0050201f"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4"/>
      <text:p text:style-name="P24"/>
      <text:p text:style-name="P6"/>
      <text:p text:style-name="P25">Projet Données Réparties</text:p>
      <text:p text:style-name="P5"><text:span text:style-name="T11">Rapport de suivi #1</text:span><text:span text:style-name="T10"> </text:span></text:p>
      <text:p text:style-name="P7"/>
      <text:p text:style-name="P7"/>
      <text:p text:style-name="P7"/>
      <text:p text:style-name="P3">Paul Anaclet</text:p>
      <text:p text:style-name="P4">G<text:span text:style-name="T22">uohao Dai</text:span></text:p>
      <text:p text:style-name="P2">Théo Desprat<text:span text:style-name="T23">s</text:span></text:p>
      <text:p text:style-name="P1">2A SN</text:p>
      <text:p text:style-name="P8"/>
      <text:p text:style-name="P9">2021</text:p>
      <text:p text:style-name="P8"/>
      <text:p text:style-name="P8"/>
      <text:p text:style-name="P8"/>
      <text:p text:style-name="P8"/>
      <text:p text:style-name="P11"/>
      <text:p text:style-name="P8"/>
      <text:p text:style-name="P8"/>
      <text:h text:style-name="P26" text:outline-level="2"><text:soft-page-break/><text:span text:style-name="T20">1</text:span><text:span text:style-name="T1"><text:tab/></text:span><text:span text:style-name="T12">Architecture</text:span></text:h>
      <text:h text:style-name="P28" text:outline-level="5"><text:span text:style-name="T7">1.</text:span><text:span text:style-name="T2">1<text:tab/></text:span><text:span text:style-name="T13">Classes </text:span><text:span text:style-name="T14">et structures de données</text:span></text:h>
      <text:p text:style-name="P22"><text:span text:style-name="T4">S</text:span><text:span text:style-name="T2">tockage des tuples :</text:span></text:p>
      <text:p text:style-name="P18"><text:span text:style-name="T8">- </text:span><text:span text:style-name="T29">tuples = Co</text:span><text:span text:style-name="T28">pyOnWriteArray</text:span><text:span text:style-name="T27">List&lt;</text:span><text:span text:style-name="T29">Tuple</text:span><text:span text:style-name="T27">&gt;</text:span></text:p>
      <text:p text:style-name="P22"><text:span text:style-name="T17">P</text:span><text:span text:style-name="T18">our stocker l’</text:span><text:span text:style-name="T16">ensemble des tuples</text:span><text:span text:style-name="T18"> nous avons décidé d’utiliser des <text:s/></text:span><text:span text:style-name="T28">CopyOnWriteArray</text:span><text:span text:style-name="T27">List</text:span><text:span text:style-name="T34"> <text:s/></text:span><text:span text:style-name="T35">qui sont des variantes thread-safe des ArrayLists permettant de gérer les accès concurrents. Cependant, nous ne savons pas si nous allons garder cette structure de données car elle pourrait être trop coûteuse et moins pertinente dans le cadre de l’exercice de synchronisation.</text:span></text:p>
      <text:p text:style-name="P12"/>
      <text:p text:style-name="P16"><text:span text:style-name="T4">Stockage des callbacks </text:span><text:span text:style-name="T5">: </text:span></text:p>
      <text:p text:style-name="P17"><text:span text:style-name="T5">-</text:span><text:span text:style-name="T6"> </text:span><text:span text:style-name="T25">Read/</text:span><text:span text:style-name="T29">Take</text:span><text:span text:style-name="T25">Callbacks </text:span><text:span text:style-name="T26">= </text:span><text:span text:style-name="T27">Map&lt;Tuple, </text:span><text:span text:style-name="T28">CopyOnWriteArray</text:span><text:span text:style-name="T27">List&lt;Callback&gt;&gt;</text:span><text:span text:style-name="T24"> </text:span></text:p>
      <text:p text:style-name="P19"><text:span text:style-name="T36">Nous avons </text:span><text:span text:style-name="T44">associés</text:span><text:span text:style-name="T36"> les </text:span><text:span text:style-name="T35">callbacks READ/TAKE </text:span><text:span text:style-name="T44">à leur template</text:span><text:span text:style-name="T36"> </text:span><text:span text:style-name="T44">correspondant. Nous avons placés les callbacks dans une <text:s/></text:span><text:span text:style-name="T28">CopyOnWriteArray</text:span><text:span text:style-name="T27">List </text:span><text:span text:style-name="T44">pour les mêmes raisons que précedemment.</text:span></text:p>
      <text:p text:style-name="P13"/>
      <text:p text:style-name="P22"><text:span text:style-name="T35">E</text:span><text:span text:style-name="T33">xclusion :</text:span></text:p>
      <text:p text:style-name="P18"><text:span text:style-name="T36">- </text:span><text:span text:style-name="T47">accesTuples/Callbacks = </text:span><text:span text:style-name="T46">ReentrantLock</text:span></text:p>
      <text:p text:style-name="P18"><text:span text:style-name="T37">La cohérence</text:span><text:span text:style-name="T36"> </text:span><text:span text:style-name="T37">des</text:span><text:span text:style-name="T36"> tuples </text:span><text:span text:style-name="T37">et des </text:span><text:span text:style-name="T36">callbacks de l’espace partagé </text:span><text:span text:style-name="T37">est</text:span><text:span text:style-name="T36"> protégé</text:span><text:span text:style-name="T37">e</text:span><text:span text:style-name="T36"> grâce à deux </text:span><text:span text:style-name="T47">ReentrantLock </text:span><text:span text:style-name="T36">utilisés dès qu’une primitive accède respectivement à la collection </text:span><text:span text:style-name="T37">des tuples et aux maps des callbacks.</text:span></text:p>
      <text:p text:style-name="P14"/>
      <text:p text:style-name="P23"><text:span text:style-name="T37">P</text:span><text:span text:style-name="T33">rimitives bloquantes :</text:span></text:p>
      <text:p text:style-name="P23"><text:span text:style-name="T33">- </text:span><text:span text:style-name="T46">read(Tuple template) / take(Tuple template)</text:span></text:p>
      <text:p text:style-name="P20"><text:span text:style-name="T36">P</text:span><text:span text:style-name="T38">our que les primitives soient bloquantes nous avons décidé d’instancier un nouveau callback </text:span><text:span text:style-name="T39">associé à la requête </text:span><text:span text:style-name="T40">puis</text:span><text:span text:style-name="T38"> de l’enregistrer (</text:span><text:span text:style-name="T49">eventRegister</text:span><text:span text:style-name="T38">) en mode </text:span><text:span text:style-name="T49">IMMEDIATE </text:span><text:span text:style-name="T38">: si le tuple correspondant existe déjà dans la base, alors </text:span><text:span text:style-name="T41">le callback reçoit le tuple, sinon il est en attente d’un tuple (signalé </text:span><text:span text:style-name="T42">à l’appel de</text:span><text:span text:style-name="T41"> la primitive </text:span><text:span text:style-name="T48">write</text:span><text:span text:style-name="T41">).</text:span></text:p>
      <text:p text:style-name="P21"><text:span text:style-name="T41">A</text:span><text:span text:style-name="T43">fin que le callback puisse se mettre en attente/se faire réveiller, nous avons créée une nouvelle implémentation de l’interface </text:span><text:span text:style-name="T50">Callback</text:span><text:span text:style-name="T43"> : </text:span><text:span text:style-name="T50">SynchronousCallback</text:span><text:span text:style-name="T43">. L’attente (méthode </text:span><text:span text:style-name="T50">wait()</text:span><text:span text:style-name="T43">) et le réveil (méthode </text:span><text:span text:style-name="T50">notify()</text:span><text:span text:style-name="T43"> dans </text:span><text:span text:style-name="T50">call()</text:span><text:span text:style-name="T43">) se font donc dans des blocs </text:span><text:span text:style-name="T50">synchronized</text:span><text:span text:style-name="T43"> dépendant du </text:span><text:span text:style-name="T50">SynchronousCallback</text:span><text:span text:style-name="T43"> lui même. Il est à noter que le réveil d’un </text:span><text:span text:style-name="T50">SynchronousCallback</text:span><text:span text:style-name="T43"> n’a lieu qu’à l’appel de son </text:span><text:span text:style-name="T50">call()</text:span><text:span text:style-name="T43">, </text:span><text:span text:style-name="T45">invoqué seulement s’il y a correspondance.</text:span></text:p>
      <text:p text:style-name="P21"><text:span text:style-name="T45"/></text:p>
      <text:p text:style-name="P15"/>
      <text:p text:style-name="P15"/>
      <text:p text:style-name="P15"/>
      <text:h text:style-name="P28" text:outline-level="5"><text:soft-page-break/><text:span text:style-name="T15">1</text:span><text:span text:style-name="T13">.2</text:span><text:span text:style-name="T2"><text:tab/></text:span><text:span text:style-name="T3">Difficultés identifées</text:span></text:h>
      <text:p text:style-name="P30"><text:span text:style-name="T9">Maps</text:span><text:span text:style-name="T4"> de callbacks </text:span><text:span text:style-name="T5">: </text:span></text:p>
      <text:p text:style-name="P32"><text:span text:style-name="T5">-</text:span><text:span text:style-name="T6"> </text:span><text:span text:style-name="T25">Read/</text:span><text:span text:style-name="T29">Take</text:span><text:span text:style-name="T25">Callbacks </text:span><text:span text:style-name="T26">= </text:span><text:span text:style-name="T27">Map&lt;Tuple, </text:span><text:span text:style-name="T28">CopyOnWriteArray</text:span><text:span text:style-name="T27">List&lt;Callback&gt;&gt;</text:span><text:span text:style-name="T24"> </text:span></text:p>
      <text:p text:style-name="P31"><text:span text:style-name="T19">Pour chaque </text:span><text:span text:style-name="T32">write(tuple)</text:span><text:span text:style-name="T19"> nous avons du construire une clé pour pouvoir effectuer la recherche dans les maps de callbacks : les callbacks réveillés par un </text:span><text:span text:style-name="T32">write </text:span><text:span text:style-name="T19">ne sont accessibles que par ces maps dont les entrées sont par exemple de forme </text:span><text:span text:style-name="T32">[Integer.class String.class]:[callback1, callback2]</text:span><text:span text:style-name="T19"> et non de la forme </text:span><text:span text:style-name="T32">[4 «foo»]:[callback1, callback2]</text:span><text:span text:style-name="T19">.</text:span></text:p>
      <text:p text:style-name="P33"><text:span text:style-name="T19">U</text:span><text:span text:style-name="T16">ne autre question que nous nous sommes posés concernait la suppression, ou non, d’une entrée des maps si la liste associée à un template devenait vide. Nous avons pour l’instant décidé de ne pas retirer l’entrée si la liste devenait vide.</text:span></text:p>
      <text:h text:style-name="P27" text:outline-level="2">2<text:tab/>Tests</text:h>
      <text:p text:style-name="P34">Primitives :</text:p>
      <text:p text:style-name="P35">- <text:span text:style-name="T30">TestReadAll / TestTakeAll</text:span></text:p>
      <text:p text:style-name="P35">Pour tester <text:span text:style-name="T54">le bon fonctionnement de</text:span> <text:span text:style-name="T54">toutes les primitives de Linda, nous avons ajouté ces deux fichiers de tests qui vérifient les méthodes </text:span><text:span text:style-name="T31">readAll</text:span><text:span text:style-name="T54"> et </text:span><text:span text:style-name="T31">takeAll</text:span><text:span text:style-name="T54">.</text:span></text:p>
      <text:p text:style-name="P35">Autres :</text:p>
      <text:p text:style-name="P35">Nous n’avons malheureusement pas encore eu le temps de mettre au point beaucoup de tests différents, notamment ceux concernant nos choix arbitraires et ceux impliquant plusieurs callbacks.</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6:18:20.916104478</meta:creation-date>
    <dc:date>2021-12-12T19:12:31.995019570</dc:date>
    <meta:editing-duration>PT3H30M45S</meta:editing-duration>
    <meta:editing-cycles>55</meta:editing-cycles>
    <meta:generator>LibreOffice/6.4.7.2$Linux_X86_64 LibreOffice_project/40$Build-2</meta:generator>
    <meta:document-statistic meta:table-count="0" meta:image-count="0" meta:object-count="0" meta:page-count="3" meta:paragraph-count="33" meta:word-count="453" meta:character-count="3039" meta:non-whitespace-character-count="2611"/>
  </office:meta>
</office:document-meta>
</file>